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C50000044360B43E2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5.229cm" fo:min-width="0cm" fo:padding-top="0.15cm" fo:padding-bottom="0.15cm" fo:padding-left="0.275cm" fo:padding-right="0.275cm" fo:wrap-option="wrap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4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9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7.364cm" fo:min-width="0cm" fo:padding-top="0.15cm" fo:padding-bottom="0.15cm" fo:padding-left="0.275cm" fo:padding-right="0.275cm" fo:wrap-option="wrap" loext:decorative="false"/>
    </style:style>
    <style:style style:name="gr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0.826cm" fo:min-width="0cm" fo:padding-top="0.15cm" fo:padding-bottom="0.15cm" fo:padding-left="0.275cm" fo:padding-right="0.275cm" fo:wrap-option="wrap" loext:decorative="false"/>
    </style:style>
    <style:style style:name="gr9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995cm" fo:min-width="0cm" fo:padding-top="0.15cm" fo:padding-bottom="0.15cm" fo:padding-left="0.275cm" fo:padding-right="0.275cm" fo:wrap-option="wrap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3cm" svg:height="27.771cm" svg:x="1cm" svg:y="1.001cm">
          <draw:image xlink:href="Pictures/10000000000001C50000044360B43E2D.png" xlink:type="simple" xlink:show="embed" xlink:actuate="onLoad" draw:mime-type="image/png">
            <text:p/>
          </draw:image>
        </draw:frame>
        <draw:custom-shape draw:style-name="gr2" draw:text-style-name="P2" draw:layer="layout" svg:width="0.39cm" svg:height="5.779cm" svg:x="12.638cm" svg:y="14.5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draw:layer="layout" svg:width="3.351cm" svg:height="1.673cm" svg:x="12.952cm" svg:y="8.468cm">
          <draw:text-box>
            <text:p>Clustering</text:p>
            <text:p>area</text:p>
          </draw:text-box>
        </draw:frame>
        <draw:frame draw:style-name="gr4" draw:text-style-name="P3" draw:layer="layout" svg:width="4.348cm" svg:height="1.824cm" svg:x="12.952cm" svg:y="16.571cm">
          <draw:text-box>
            <text:p>Plotting</text:p>
            <text:p>parameters</text:p>
          </draw:text-box>
        </draw:frame>
        <draw:frame draw:style-name="gr5" draw:text-style-name="P3" draw:layer="layout" svg:width="4.348cm" svg:height="0.962cm" svg:x="12.952cm" svg:y="21.35cm">
          <draw:text-box>
            <text:p>Tools</text:p>
          </draw:text-box>
        </draw:frame>
        <draw:frame draw:style-name="gr6" draw:text-style-name="P3" draw:layer="layout" svg:width="4.348cm" svg:height="0.962cm" svg:x="12.952cm" svg:y="25.081cm">
          <draw:text-box>
            <text:p>Candidates</text:p>
          </draw:text-box>
        </draw:frame>
        <draw:custom-shape draw:style-name="gr7" draw:text-style-name="P2" draw:layer="layout" svg:width="0.39cm" svg:height="8.084cm" svg:x="12.639cm" svg:y="5.26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2" draw:layer="layout" svg:width="0.39cm" svg:height="1.188cm" svg:x="12.639cm" svg:y="21.25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2" draw:layer="layout" svg:width="0.39cm" svg:height="5.585cm" svg:x="12.64cm" svg:y="22.75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5:28:04.210034644</meta:creation-date>
    <dc:date>2024-03-06T09:19:10.956766120</dc:date>
    <meta:editing-duration>PT17H51M5S</meta:editing-duration>
    <meta:editing-cycles>4</meta:editing-cycles>
    <meta:generator>LibreOffice/7.6.4.1$Linux_X86_64 LibreOffice_project/60$Build-1</meta:generator>
    <meta:document-statistic meta:object-count="9"/>
  </office:meta>
</office:document-meta>
</file>